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2" style:family="graphic" style:parent-style-name="standard">
      <style:graphic-properties draw:fill="none" draw:fill-color="#cccccc" draw:textarea-horizontal-align="justify" draw:textarea-vertical-align="middle" draw:auto-grow-height="false" fo:min-height="0.385cm" fo:min-width="0.1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175cm" svg:y="3.85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81cm" svg:y="3.222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75cm" svg:y="3.857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99cm" svg:height="0.962cm" svg:x="7.631cm" svg:y="2.895cm">
          <draw:text-box>
            <text:p>Atbilžu varianti:</text:p>
          </draw:text-box>
        </draw:frame>
        <draw:custom-shape draw:style-name="gr2" draw:text-style-name="P2" draw:layer="layout" svg:width="0.635cm" svg:height="0.635cm" svg:x="7.91cm" svg:y="4.022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draw:transform="rotate (1.57952297305487) translate (8.813cm 4.659cm)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draw:transform="rotate (-3.12239403181786) translate (10.35cm 4.65cm)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draw:transform="rotate (-1.58004657183047) translate (11.247cm 4.026cm)">
          <text:p text:style-name="P1">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7T17:40:08.820870993</meta:creation-date>
    <dc:date>2024-11-27T18:02:38.133379145</dc:date>
    <meta:editing-duration>PT22M29S</meta:editing-duration>
    <meta:editing-cycles>1</meta:editing-cycles>
    <meta:document-statistic meta:object-count="8"/>
    <meta:generator>LibreOffice/7.1.3.2$MacOSX_X86_64 LibreOffice_project/47f78053abe362b9384784d31a6e56f8511eb1c1</meta:generator>
  </office:meta>
</office:document-meta>
</file>